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5cm" fo:min-width="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4.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1.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2.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5cm" fo:min-width="9cm"/>
    </style:style>
    <style:style style:name="gr9" style:family="graphic" style:parent-style-name="standard">
      <style:graphic-properties draw:stroke="none" svg:stroke-color="#000000" draw:fill="none" draw:fill-color="#ffffff" fo:min-height="1.55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cm" fo:min-width="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15cm" fo:min-width="8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4cm" fo:min-width="8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9cm" fo:min-width="4.7cm"/>
    </style:style>
    <style:style style:name="gr15" style:family="graphic" style:parent-style-name="standard">
      <style:graphic-properties draw:stroke="none" svg:stroke-color="#000000" draw:fill="none" draw:fill-color="#ffffff" fo:min-height="3.92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9cm" fo:min-width="4.7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27cm" fo:min-width="1.1cm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5cm" svg:height="4.3cm" svg:x="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5cm" svg:height="0.675cm" svg:x="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3.7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4cm" svg:height="1.9cm" svg:x="1.4cm" svg:y="2.3cm">
            <draw:text-box>
              <text:p><text:span text:style-name="T1">Forename</text:span></text:p>
              <text:p><text:span text:style-name="T1"/></text:p>
              <text:p><text:span text:style-name="T1">Surname</text:span></text:p>
            </draw:text-box>
          </draw:frame>
          <draw:custom-shape draw:style-name="gr3" draw:text-style-name="P1" draw:layer="layout" svg:width="5.2cm" svg:height="0.8cm" svg:x="3.7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.6cm" svg:height="0.4cm" svg:x="1.6cm" svg:y="4.5cm">
            <text:p text:style-name="P1"><text:span text:style-name="T1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3.4cm" svg:height="0.4cm" svg:x="3.8cm" svg:y="4.5cm">
            <text:p text:style-name="P1"><text:span text:style-name="T1">Save &amp; add cl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" draw:layer="layout" svg:width="9.5cm" svg:height="4.3cm" svg:x="1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9.5cm" svg:height="0.675cm" svg:x="1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5cm" svg:y="7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2" draw:layer="layout" svg:width="4cm" svg:height="1.801cm" svg:x="1.4cm" svg:y="7.9cm">
            <draw:text-box>
              <text:p><text:span text:style-name="T1">Course Code</text:span></text:p>
              <text:p><text:span text:style-name="T1"/></text:p>
              <text:p><text:span text:style-name="T1">Course Distance</text:span></text:p>
            </draw:text-box>
          </draw:frame>
          <draw:custom-shape draw:style-name="gr3" draw:text-style-name="P1" draw:layer="layout" svg:width="5.2cm" svg:height="0.8cm" svg:x="5cm" svg:y="8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.6cm" svg:height="0.4cm" svg:x="1.6cm" svg:y="10.1cm">
            <text:p text:style-name="P1"><text:span text:style-name="T1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" draw:layer="layout" svg:width="8.5cm" svg:height="3.2cm" svg:x="1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5cm" svg:height="0.675cm" svg:x="1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3.9cm" svg:y="1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2" draw:layer="layout" svg:width="4cm" svg:height="1.673cm" svg:x="1.4cm" svg:y="13.2cm">
            <draw:text-box>
              <text:p><text:span text:style-name="T1">Club Name</text:span></text:p>
              <text:p><text:span text:style-name="T1"/></text:p>
              <text:p><text:span text:style-name="T1"/></text:p>
            </draw:text-box>
          </draw:frame>
          <draw:custom-shape draw:style-name="gr5" draw:text-style-name="P3" draw:layer="layout" svg:width="1.6cm" svg:height="0.4cm" svg:x="1.7cm" svg:y="14.3cm">
            <text:p text:style-name="P1"><text:span text:style-name="T1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" draw:layer="layout" svg:width="8.5cm" svg:height="6.4cm" svg:x="1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8.5cm" svg:height="0.804cm" svg:x="1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5.2cm" svg:height="0.689cm" svg:x="4cm" svg:y="17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" draw:layer="layout" svg:width="4cm" svg:height="4.17cm" svg:x="1.4cm" svg:y="17.53cm">
            <draw:text-box>
              <text:p><text:span text:style-name="T1">Rider ID</text:span></text:p>
              <text:p><text:span text:style-name="T1"/></text:p>
              <text:p><text:span text:style-name="T1">Club ID</text:span></text:p>
              <text:p><text:span text:style-name="T1"/></text:p>
              <text:p><text:span text:style-name="T1">Date Joined</text:span></text:p>
              <text:p><text:span text:style-name="T1"/></text:p>
              <text:p><text:span text:style-name="T1">Date Left</text:span></text:p>
            </draw:text-box>
          </draw:frame>
          <draw:custom-shape draw:style-name="gr16" draw:text-style-name="P1" draw:layer="layout" svg:width="5.2cm" svg:height="0.679cm" svg:x="4cm" svg:y="18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" draw:layer="layout" svg:width="1.6cm" svg:height="0.477cm" svg:x="1.6cm" svg:y="21.823cm">
            <text:p text:style-name="P1"><text:span text:style-name="T1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5.2cm" svg:height="0.679cm" svg:x="4cm" svg:y="19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5.2cm" svg:height="0.679cm" svg:x="4cm" svg:y="20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" draw:layer="layout" svg:width="8.5cm" svg:height="3.2cm" svg:x="1cm" svg:y="2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5cm" svg:height="0.675cm" svg:x="1cm" svg:y="2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3.9cm" svg:y="2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2" draw:layer="layout" svg:width="4cm" svg:height="1.673cm" svg:x="1.4cm" svg:y="24.7cm">
            <draw:text-box>
              <text:p><text:span text:style-name="T1">Event Type</text:span></text:p>
              <text:p><text:span text:style-name="T1"/></text:p>
              <text:p><text:span text:style-name="T1"/></text:p>
            </draw:text-box>
          </draw:frame>
          <draw:custom-shape draw:style-name="gr5" draw:text-style-name="P3" draw:layer="layout" svg:width="1.6cm" svg:height="0.4cm" svg:x="1.7cm" svg:y="25.8cm">
            <text:p text:style-name="P1"><text:span text:style-name="T1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" draw:layer="layout" svg:width="8.6cm" svg:height="1.1cm" svg:x="0.8cm" svg:y="0.3cm">
          <draw:text-box>
            <text:p>New Rider Dialogue Box</text:p>
          </draw:text-box>
        </draw:frame>
        <draw:frame draw:style-name="gr18" draw:layer="layout" svg:width="8.6cm" svg:height="1.1cm" svg:x="1cm" svg:y="5.5cm">
          <draw:text-box>
            <text:p>New Course Dialogue Box</text:p>
          </draw:text-box>
        </draw:frame>
        <draw:frame draw:style-name="gr18" draw:layer="layout" svg:width="8.6cm" svg:height="1.1cm" svg:x="1cm" svg:y="11cm">
          <draw:text-box>
            <text:p>New Club Dialogue Box</text:p>
          </draw:text-box>
        </draw:frame>
        <draw:frame draw:style-name="gr11" draw:layer="layout" svg:width="10.4cm" svg:height="1.673cm" svg:x="1cm" svg:y="15.2cm">
          <draw:text-box>
            <text:p>New Club Reference Dialogue Box</text:p>
          </draw:text-box>
        </draw:frame>
        <draw:frame draw:style-name="gr11" draw:layer="layout" svg:width="9.4cm" svg:height="1.673cm" svg:x="1cm" svg:y="22.6cm">
          <draw:text-box>
            <text:p>New Event Type Dialogue 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3T16:53:18.162000000</meta:creation-date>
    <dc:date>2015-01-03T18:20:46.492000000</dc:date>
    <meta:editing-duration>PT42M20S</meta:editing-duration>
    <meta:editing-cycles>7</meta:editing-cycles>
    <meta:generator>LibreOffice/4.3.2.2$Windows_x86 LibreOffice_project/edfb5295ba211bd31ad47d0bad0118690f76407d</meta:generator>
    <meta:document-statistic meta:object-count="41"/>
  </office:meta>
</office:document-meta>
</file>